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6_10-12-3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6 E-139-34-49.71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6_12-45-48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1 E-139-34-49.6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6_14-48-17_000.jpg</text:p>
          </table:table-cell>
          <table:table-cell table:style-name="ce22" office:value-type="string">
            <text:p>:m 1-2*2 RES / 245 / 『古典場から量子場への道』　高橋康 / p.136</text:p>
          </table:table-cell>
          <table:table-cell table:style-name="ce31"/>
          <table:table-cell table:style-name="ce3"/>
          <table:table-cell table:style-name="ce3" office:value-type="string">
            <text:p>N-35-35-28.37 E-139-34-49.93</text:p>
          </table:table-cell>
          <table:table-cell table:style-name="ce32" table:formula="of:=IF([.E4]=&quot;&quot;;[.C4];CONCATENATE([.C4];&quot; / &quot;;[.E4]))" office:value-type="string" office:string-value=":m 1-2*2 RES / 245 / 『古典場から量子場への道』　高橋康 / p.136">
            <text:p>:m 1-2*2 RES / 245 / 『古典場から量子場への道』　高橋康 / p.13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6_16-29-45_000.jpg</text:p>
          </table:table-cell>
          <table:table-cell table:style-name="ce22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55 E-139-34-49.38</text:p>
          </table:table-cell>
          <table:table-cell table:style-name="ce32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6_17-44-15_000.jpg</text:p>
          </table:table-cell>
          <table:table-cell table:style-name="ce22" office:value-type="string">
            <text:p>:m RES 1*1 / free# JVEMV6 44#10.2_28 / 44. currency / 10. prog-php / 2. tester / flowchart+memo flowchart memo</text:p>
          </table:table-cell>
          <table:table-cell table:style-name="ce23"/>
          <table:table-cell table:style-name="ce3"/>
          <table:table-cell table:style-name="ce3" office:value-type="string">
            <text:p>N-35-35-28.93 E-139-34-49.49</text:p>
          </table:table-cell>
          <table:table-cell table:style-name="ce32" table:formula="of:=IF([.E6]=&quot;&quot;;[.C6];CONCATENATE([.C6];&quot; / &quot;;[.E6]))" office:value-type="string" office:string-value=":m RES 1*1 / free# JVEMV6 44#10.2_28 / 44. currency / 10. prog-php / 2. tester / flowchart+memo flowchart memo">
            <text:p>:m RES 1*1 / free# JVEMV6 44#10.2_28 / 44. currency / 10. prog-php / 2. tester / flowchart+memo flowchart mem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6_18-36-40_000.jpg</text:p>
          </table:table-cell>
          <table:table-cell table:style-name="ce22" office:value-type="string">
            <text:p>:m music / log / kb / || s.1:f-17,patt,mov-file=~,mov-loc=~,block=B,patt-??.n,k.~,score+,R=1 || s.2:f-17,patt,mov-file=~,mov-loc=~,block=D,patt-??.n,k.~,score+,R=2</text:p>
          </table:table-cell>
          <table:table-cell table:style-name="ce14"/>
          <table:table-cell table:style-name="ce3"/>
          <table:table-cell table:style-name="ce3" office:value-type="string">
            <text:p>N-35-35-27.63 E-139-34-50.2</text:p>
          </table:table-cell>
          <table:table-cell table:style-name="ce32" table:formula="of:=IF([.E7]=&quot;&quot;;[.C7];CONCATENATE([.C7];&quot; / &quot;;[.E7]))" office:value-type="string" office:string-value=":m music / log / kb / || s.1:f-17,patt,mov-file=~,mov-loc=~,block=B,patt-??.n,k.~,score+,R=1 || s.2:f-17,patt,mov-file=~,mov-loc=~,block=D,patt-??.n,k.~,score+,R=2">
            <text:p>:m music / log / kb / || s.1:f-17,patt,mov-file=~,mov-loc=~,block=B,patt-??.n,k.~,score+,R=1 || s.2:f-17,patt,mov-file=~,mov-loc=~,block=D,patt-??.n,k.~,score+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6_19-03-24_000.jpg</text:p>
          </table:table-cell>
          <table:table-cell table:style-name="ce22" office:value-type="string">
            <text:p>:m music / log / gt / || s.1:f-104,patt,ch.D,mov-file=~,mov-loc=~,block=B,patt-??.n,k.~,for=play-to-rythm,score~,R=~ || s.2:task-2.n,ch.A,mov-file=~,mov-loc=~,block=B,patt-??.n,k.~,score+,R=1 / N+</text:p>
          </table:table-cell>
          <table:table-cell table:style-name="ce15"/>
          <table:table-cell table:style-name="ce3"/>
          <table:table-cell table:style-name="ce3" office:value-type="string">
            <text:p>N-35-35-28.49 E-139-34-49.49</text:p>
          </table:table-cell>
          <table:table-cell table:style-name="ce32" table:formula="of:=IF([.E8]=&quot;&quot;;[.C8];CONCATENATE([.C8];&quot; / &quot;;[.E8]))" office:value-type="string" office:string-value=":m music / log / gt / || s.1:f-104,patt,ch.D,mov-file=~,mov-loc=~,block=B,patt-??.n,k.~,for=play-to-rythm,score~,R=~ || s.2:task-2.n,ch.A,mov-file=~,mov-loc=~,block=B,patt-??.n,k.~,score+,R=1 / N+">
            <text:p>:m music / log / gt / || s.1:f-104,patt,ch.D,mov-file=~,mov-loc=~,block=B,patt-??.n,k.~,for=play-to-rythm,score~,R=~ || s.2:task-2.n,ch.A,mov-file=~,mov-loc=~,block=B,patt-??.n,k.~,score+,R=1 / N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6_20-53-0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29 E-139-34-49.32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7_07-39-39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45 E-139-34-49.65</text:p>
          </table:table-cell>
          <table:table-cell table:style-name="ce32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6-21_13-20-41.m4a</text:p>
          </table:table-cell>
          <table:table-cell table:style-name="ce6" office:value-type="string">
            <text:p>:VOICE-MEMO / @自室 / 記録 / guitar,gt / g-2018-0621-1 / 2018-06-21_13-20-41.m4a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VOICE-MEMO / @自室 / 記録 / guitar,gt / g-2018-0621-1 / 2018-06-21_13-20-41.m4a">
            <text:p>:VOICE-MEMO / @自室 / 記録 / guitar,gt / g-2018-0621-1 / 2018-06-21_13-20-41.m4a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6-21_18-26-08.m4a</text:p>
          </table:table-cell>
          <table:table-cell table:style-name="ce6" office:value-type="string">
            <text:p>:VOICE-MEMO / @自室 / 記録 / guitar,gt / g-2018-0621-(2)-1 / m=2 (no-log-file)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OICE-MEMO / @自室 / 記録 / guitar,gt / g-2018-0621-(2)-1 / m=2 (no-log-file)">
            <text:p>:VOICE-MEMO / @自室 / 記録 / guitar,gt / g-2018-0621-(2)-1 / m=2 (no-log-file)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6-21_21-17-20.m4a</text:p>
          </table:table-cell>
          <table:table-cell table:style-name="ce6" office:value-type="string">
            <text:p>:VOICE-MEMO / @自室 / 記録 / guitar,gt / g-2018-0621-(3)-1 / m=1,ch.A♭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室 / 記録 / guitar,gt / g-2018-0621-(3)-1 / m=1,ch.A♭,R=1">
            <text:p>:VOICE-MEMO / @自室 / 記録 / guitar,gt / g-2018-0621-(3)-1 / m=1,ch.A♭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6-22_18-27-12.m4a</text:p>
          </table:table-cell>
          <table:table-cell table:style-name="ce6" office:value-type="string">
            <text:p>:VOICE-MEMO / @自室 / 記録 / guitar,gt / g-2018-0622-1 / m=1,score+,k.C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室 / 記録 / guitar,gt / g-2018-0622-1 / m=1,score+,k.C,R=1">
            <text:p>:VOICE-MEMO / @自室 / 記録 / guitar,gt / g-2018-0622-1 / m=1,score+,k.C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6-23_18-39-27.m4a</text:p>
          </table:table-cell>
          <table:table-cell table:style-name="ce6" office:value-type="string">
            <text:p>:VOICE-MEMO / @自室 / 記録 / guitar,gt / g-2018-0623-1 / m=2,k.AM7,score+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guitar,gt / g-2018-0623-1 / m=2,k.AM7,score+,R=1">
            <text:p>:VOICE-MEMO / @自室 / 記録 / guitar,gt / g-2018-0623-1 / m=2,k.AM7,score+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6-24_13-26-01.m4a</text:p>
          </table:table-cell>
          <table:table-cell table:style-name="ce6" office:value-type="string">
            <text:p>:VOICE-MEMO / @自室 / 記録 / guitar,gt / g-2018-0624-1 / g=bossa,ch.A▽,score+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guitar,gt / g-2018-0624-1 / g=bossa,ch.A▽,score+,R=1">
            <text:p>:VOICE-MEMO / @自室 / 記録 / guitar,gt / g-2018-0624-1 / g=bossa,ch.A▽,score+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6-26_13-36-22.m4a</text:p>
          </table:table-cell>
          <table:table-cell table:style-name="ce6" office:value-type="string">
            <text:p>:VOICE-MEMO / @自室 / 記録 / guitar,gt / g-2018-0626-1 / exc,from=~,for=~,t.~,k.~,cp=D9,score+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guitar,gt / g-2018-0626-1 / exc,from=~,for=~,t.~,k.~,cp=D9,score+,R=1">
            <text:p>:VOICE-MEMO / @自室 / 記録 / guitar,gt / g-2018-0626-1 / exc,from=~,for=~,t.~,k.~,cp=D9,score+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6_18-07-22_000.mov</text:p>
          </table:table-cell>
          <table:table-cell table:style-name="ce6" office:value-type="string">
            <text:p>:VIDEO / @自宅 / メモ / kb,keyboard / 演奏、play / k-2020-0206-1 / f-17,patt,mov-file=~,mov-loc=~,block=B,patt-??.n,k.~,score+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206-1 / f-17,patt,mov-file=~,mov-loc=~,block=B,patt-??.n,k.~,score+,R=1">
            <text:p>:VIDEO / @自宅 / メモ / kb,keyboard / 演奏、play / k-2020-0206-1 / f-17,patt,mov-file=~,mov-loc=~,block=B,patt-??.n,k.~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6_18-28-30_000.mov</text:p>
          </table:table-cell>
          <table:table-cell table:style-name="ce6" office:value-type="string">
            <text:p>:VIDEO / @自宅 / メモ / kb,keyboard / 演奏、play / k-2020-0206-2 / f-17,patt,mov-file=~,mov-loc=~,block=D,patt-??.n,k.~,score+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206-2 / f-17,patt,mov-file=~,mov-loc=~,block=D,patt-??.n,k.~,score+,R=2">
            <text:p>:VIDEO / @自宅 / メモ / kb,keyboard / 演奏、play / k-2020-0206-2 / f-17,patt,mov-file=~,mov-loc=~,block=D,patt-??.n,k.~,score+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6_18-56-56_000.mov</text:p>
          </table:table-cell>
          <table:table-cell table:style-name="ce6" office:value-type="string">
            <text:p>:VIDEO / @自宅 / メモ / guitar,gt / 演奏、play / g-2020-0206-1 / task-2.n,ch.A,mov-file=~,mov-loc=~,block=B,patt-??.n,k.~,score+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guitar,gt / 演奏、play / g-2020-0206-1 / task-2.n,ch.A,mov-file=~,mov-loc=~,block=B,patt-??.n,k.~,score+,R=1">
            <text:p>:VIDEO / @自宅 / メモ / guitar,gt / 演奏、play / g-2020-0206-1 / task-2.n,ch.A,mov-file=~,mov-loc=~,block=B,patt-??.n,k.~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0">
            <text:p>2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0">
            <text:p>2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0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0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0];[.B206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0];[.B20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0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7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5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2020/02/07</text:date>, <text:time>10:3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7T10:31:55.41</dc:date>
    <dc:creator>iwabuchi ken</dc:creator>
    <meta:editing-duration>P17DT4H5M36S</meta:editing-duration>
    <meta:editing-cycles>6815</meta:editing-cycles>
    <meta:document-statistic meta:table-count="1" meta:cell-count="756" meta:object-count="0"/>
  </office:meta>
</office:document-meta>
</file>